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000000" style:font-name="DejaVu Sans Mono" fo:font-size="28pt" officeooo:rsid="001f732d" officeooo:paragraph-rsid="001f732d" fo:background-color="#72bf44" style:font-name-asian="Courier New" style:font-size-asian="28pt" style:font-name-complex="Liberation Mono" style:font-size-complex="28pt"/>
    </style:style>
    <style:style style:name="P3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1f732d" fo:background-color="transparent" style:font-name-asian="Courier New" style:font-size-asian="6pt" style:font-name-complex="Liberation Mono" style:font-size-complex="6pt"/>
    </style:style>
    <style:style style:name="P4" style:family="paragraph" style:parent-style-name="Standard">
      <style:text-properties fo:font-size="28pt" officeooo:rsid="001f732d" officeooo:paragraph-rsid="001f732d" fo:background-color="#fff200" style:font-size-asian="28pt" style:font-size-complex="28pt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transparent" style:font-name-asian="Courier New" style:font-size-asian="10pt" style:font-name-complex="Liberation Mono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1f732d" fo:background-color="transparent" style:font-name-asian="Courier New" style:font-size-asian="6pt" style:font-name-complex="Liberation Mono" style:font-size-complex="6pt"/>
    </style:style>
    <style:style style:name="P9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2a9296" fo:background-color="transparent" style:font-name-asian="Courier New" style:font-size-asian="6pt" style:font-name-complex="Liberation Mono" style:font-size-complex="6pt"/>
    </style:style>
    <style:style style:name="P10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1f732d" fo:background-color="#72bf44" style:font-name-asian="Courier New" style:font-size-asian="6pt" style:font-name-complex="Liberation Mono" style:font-size-complex="6pt"/>
    </style:style>
    <style:style style:name="P11" style:family="paragraph" style:parent-style-name="Standard">
      <style:text-properties officeooo:rsid="001f732d" officeooo:paragraph-rsid="001f732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54f11" fo:background-color="transparent" loext:char-shading-value="0"/>
    </style:style>
    <style:style style:name="T3" style:family="text">
      <style:text-properties officeooo:rsid="00254f11"/>
    </style:style>
    <style:style style:name="T4" style:family="text">
      <style:text-properties fo:color="#00a65d" fo:font-weight="bold" style:font-weight-asian="bold" style:font-weight-complex="bold"/>
    </style:style>
    <style:style style:name="T5" style:family="text">
      <style:text-properties fo:color="#00a65d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74ce2"/>
    </style:style>
    <style:style style:name="T8" style:family="text">
      <style:text-properties fo:color="#000000" style:font-name="DejaVu Sans Mono" fo:font-size="10pt" fo:background-color="transparent" loext:char-shading-value="0" style:font-name-asian="Courier New" style:font-size-asian="10pt" style:font-name-complex="Liberation Mono" style:font-size-complex="10pt"/>
    </style:style>
    <style:style style:name="T9" style:family="text">
      <style:text-properties fo:color="#000000" style:font-name="DejaVu Sans Mono" fo:font-size="10pt" officeooo:rsid="00298071" fo:background-color="transparent" loext:char-shading-value="0" style:font-name-asian="Courier New" style:font-size-asian="10pt" style:font-name-complex="Liberation Mono" style:font-size-complex="10pt"/>
    </style:style>
    <style:style style:name="T10" style:family="text">
      <style:text-properties officeooo:rsid="00298071"/>
    </style:style>
    <style:style style:name="T11" style:family="text">
      <style:text-properties fo:color="#72bf44" fo:font-weight="bold" style:font-weight-asian="bold" style:font-weight-complex="bold"/>
    </style:style>
    <style:style style:name="T12" style:family="text">
      <style:text-properties fo:color="#72bf44" fo:font-weight="normal" style:font-weight-asian="normal" style:font-weight-complex="normal"/>
    </style:style>
    <style:style style:name="T13" style:family="text">
      <style:text-properties officeooo:rsid="002a9296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officeooo:rsid="002c91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mand:</text:p>
      <text:p text:style-name="P11"/>
      <text:p text:style-name="P11"><text:span text:style-name="T8">tests/test_batch_sampler_iter.py </text:span><text:span text:style-name="T9">[my_path]</text:span><text:span text:style-name="T8">/derivatives//noArtefact/hdf5/ismrm2015_noArtefact_test.hdf5</text:span></text:p>
      <text:p text:style-name="P11"><text:span text:style-name="T8"/></text:p>
      <text:p text:style-name="P6"/>
      <text:p text:style-name="P2">Output:</text:p>
      <text:p text:style-name="P1"/>
      <text:p text:style-name="P10">========= NON-LAZY =========</text:p>
      <text:p text:style-name="P8"/>
      <text:p text:style-name="P8"/>
      <text:p text:style-name="P8">Initializing dataset...</text:p>
      <text:p text:style-name="P8"/>
      <text:p text:style-name="P8">INFO:root:Reading hdf file: <text:span text:style-name="T13">[my_path]</text:span>/derivatives//noArtefact/hdf5/ismrm2015_noArtefact_test.hdf5</text:p>
      <text:p text:style-name="P8">INFO:root:Database version: 1</text:p>
      <text:p text:style-name="P8">DEBUG:root:hdf_file (subject) keys for the training_subjs set are: ['ismrm2015_noArtefact']</text:p>
      <text:p text:style-name="P8">DEBUG:root:Groups of data are: ['input', 'streamlines']</text:p>
      <text:p text:style-name="P8">* Creating subject "ismrm2015_noArtefact": <text:s text:c="57"/></text:p>
      <text:p text:style-name="P8">* <text:s text:c="3"/>=&gt; Adding volume group "input": <text:s text:c="63"/></text:p>
      <text:p text:style-name="P8">* <text:s text:c="3"/>=&gt; Adding subject's streamlines <text:s text:c="63"/></text:p>
      <text:p text:style-name="P8">* Adding already created subject to subjects_data_list <text:s text:c="45"/></text:p>
      <text:p text:style-name="P8"><text:s text:c="5"/>=&gt; Subj 0. Saving group informations as reference for the next subjects. <text:s text:c="22"/></text:p>
      <text:p text:style-name="P8"><text:s text:c="5"/>=&gt; Volume groups: ['input'] <text:s text:c="67"/></text:p>
      <text:p text:style-name="P8"><text:s text:c="5"/>=&gt; Group #0: feature size set to 36 <text:s text:c="59"/></text:p>
      <text:p text:style-name="P8">* <text:s text:c="3"/>Arranging streamlines per ID. <text:s text:c="65"/></text:p>
      <text:p text:style-name="P8">* <text:s text:c="3"/>Subject had 1242883 streamlines. <text:s text:c="62"/></text:p>
      <text:p text:style-name="P8">* Done <text:s text:c="93"/></text:p>
      <text:p text:style-name="P8">100%|█████████████████████████████████████████████████████████████████| 1/1 [00:00&lt;00:00, <text:s/>1.42it/s]</text:p>
      <text:p text:style-name="P8"/>
      <text:p text:style-name="P10">=============================Test with batch size 1000</text:p>
      <text:p text:style-name="P8">Initializing sampler...</text:p>
      <text:p text:style-name="P8">Initializing DataLoader</text:p>
      <text:p text:style-name="P8">&lt;torch.utils.data.dataloader.DataLoader object at 0x7f7a266a4f28&gt;</text:p>
      <text:p text:style-name="P8">DEBUG:root:********* Entering batch sampler iteration!</text:p>
      <text:p text:style-name="P8"><text:s text:c="10"/>Choosing out of 1242883 possible streamlines</text:p>
      <text:p text:style-name="P8">DEBUG:root: <text:s text:c="3"/>Sampled subjects for this batch: dict_keys([0])</text:p>
      <text:p text:style-name="P8">DEBUG:root: <text:s text:c="3"/>Iteration for cycle # 1/inf.</text:p>
      <text:p text:style-name="P8">DEBUG:root: <text:s text:c="3"/>Available streamlines for this subject: <text:span text:style-name="T11">1242883</text:span></text:p>
      <text:p text:style-name="P8">DEBUG:root: <text:s text:c="3"/>Chunk_size was 256 but after verifying heaviness, keeping only <text:span text:style-name="T11">8 streamlines.</text:span>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0: nb sampled streamlines subj 0 was <text:span text:style-name="T10">8</text:span></text:p>
      <text:p text:style-name="P8">DEBUG:root: <text:s text:c="3"/>Iteration for cycle # 2/inf.</text:p>
      <text:p text:style-name="P8">DEBUG:root: <text:s text:c="3"/>Available streamlines for this subject: <text:span text:style-name="T11">1242875</text:span></text:p>
      <text:p text:style-name="P8">DEBUG:root: <text:s text:c="3"/>Chunk_size was 256 but after verifying heaviness, keeping only <text:span text:style-name="T11">8 streamlines.</text:span>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1: nb sampled streamlines subj 0 was <text:span text:style-name="T10">8</text:span></text:p>
      <text:p text:style-name="P8">DEBUG:root: <text:s text:c="3"/>Iteration for cycle # 3/inf.</text:p>
      <text:p text:style-name="P8">DEBUG:root: <text:s text:c="3"/>Available streamlines for this subject: <text:span text:style-name="T11">1242867</text:span></text:p>
      <text:p text:style-name="P8">DEBUG:root: <text:s text:c="3"/>Chunk_size was 256 but after verifying heaviness, keeping only <text:span text:style-name="T11">8 streamlines.</text:span>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2: nb sampled streamlines subj 0 was <text:span text:style-name="T10">8</text:span></text:p>
      <text:p text:style-name="P8">DEBUG:root: <text:s text:c="3"/>Iteration for cycle # 4/inf.</text:p>
      <text:p text:style-name="P8">DEBUG:root: <text:s text:c="3"/>Available streamlines for this subject: 1242859</text:p>
      <text:p text:style-name="P8">DEBUG:root: <text:s text:c="3"/>Chunk_size was 256 but after verifying heaviness, keeping only <text:span text:style-name="T11">8 streamlines.</text:span>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3: nb sampled streamlines subj 0 was <text:span text:style-name="T10">8</text:span></text:p>
      <text:p text:style-name="P8"/>
      <text:p text:style-name="P10">=============================Test with batch size 10000</text:p>
      <text:p text:style-name="P8">Initializing sampler...</text:p>
      <text:p text:style-name="P8">Initializing DataLoader</text:p>
      <text:p text:style-name="P8">&lt;torch.utils.data.dataloader.DataLoader object at 0x7f7a266a4eb8&gt;</text:p>
      <text:p text:style-name="P8">DEBUG:root:********* Entering batch sampler iteration!</text:p>
      <text:p text:style-name="P8"><text:s text:c="10"/>Choosing out of 1242883 possible streamlines</text:p>
      <text:p text:style-name="P8">DEBUG:root: <text:s text:c="3"/>Sampled subjects for this batch: dict_keys([0])</text:p>
      <text:p text:style-name="P8">DEBUG:root: <text:s text:c="3"/>Iteration for cycle # 1/inf.</text:p>
      <text:p text:style-name="P8">DEBUG:root: <text:s text:c="3"/>Available streamlines for this subject: 1242883</text:p>
      <text:p text:style-name="P8">DEBUG:root: <text:s text:c="3"/>Chunk_size was 256 but after verifying heaviness, keeping only <text:span text:style-name="T11">70</text:span>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0: nb sampled streamlines subj 0 was <text:span text:style-name="T10">70</text:span></text:p>
      <text:p text:style-name="P8">DEBUG:root: <text:s text:c="3"/>Iteration for cycle # 2/inf.</text:p>
      <text:p text:style-name="P8"><text:soft-page-break/>DEBUG:root: <text:s text:c="3"/>Available streamlines for this subject: 1242813</text:p>
      <text:p text:style-name="P8">DEBUG:root: <text:s text:c="3"/>Chunk_size was 256 but after verifying heaviness, keeping only <text:span text:style-name="T11">73</text:span>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1: nb sampled streamlines subj 0 was <text:span text:style-name="T10">73</text:span></text:p>
      <text:p text:style-name="P8">DEBUG:root: <text:s text:c="3"/>Iteration for cycle # 3/inf.</text:p>
      <text:p text:style-name="P8">DEBUG:root: <text:s text:c="3"/>Available streamlines for this subject: 1242740</text:p>
      <text:p text:style-name="P8">DEBUG:root: <text:s text:c="3"/>Chunk_size was 256 but after verifying heaviness, keeping only <text:span text:style-name="T11">74</text:span>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2: nb sampled streamlines subj 0 was <text:span text:style-name="T10">74</text:span></text:p>
      <text:p text:style-name="P8">DEBUG:root: <text:s text:c="3"/>Iteration for cycle # 4/inf.</text:p>
      <text:p text:style-name="P8">DEBUG:root: <text:s text:c="3"/>Available streamlines for this subject: 1242666</text:p>
      <text:p text:style-name="P8">DEBUG:root: <text:s text:c="3"/>Chunk_size was 256 but after verifying heaviness, keeping only <text:span text:style-name="T11">73</text:span>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3: nb sampled streamlines subj 0 was <text:span text:style-name="T10">73</text:span></text:p>
      <text:p text:style-name="P8"/>
      <text:p text:style-name="P8">===========================Test with batch size 10000 + resample</text:p>
      <text:p text:style-name="P8">Initializing sampler...</text:p>
      <text:p text:style-name="P8">Initializing DataLoader</text:p>
      <text:p text:style-name="P8">&lt;torch.utils.data.dataloader.DataLoader object at 0x7f7a266a4eb8&gt;</text:p>
      <text:p text:style-name="P8">DEBUG:root:********* Entering batch sampler iteration!</text:p>
      <text:p text:style-name="P8"><text:s text:c="10"/>Choosing out of 1242883 possible streamlines</text:p>
      <text:p text:style-name="P8">DEBUG:root: <text:s text:c="3"/>Sampled subjects for this batch: dict_keys([0])</text:p>
      <text:p text:style-name="P8">DEBUG:root: <text:s text:c="3"/>Iteration for cycle # 1/inf.</text:p>
      <text:p text:style-name="P8">DEBUG:root: <text:s text:c="3"/>Available streamlines for this subject: 1242883</text:p>
      <text:p text:style-name="P8">DEBUG:root: <text:s text:c="3"/>Chunk_size was 256 but after verifying heaviness, keeping only 70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0: nb sampled streamlines subj 0 was <text:span text:style-name="T10">70</text:span></text:p>
      <text:p text:style-name="P8">DEBUG:root: <text:s text:c="3"/>Iteration for cycle # 2/inf.</text:p>
      <text:p text:style-name="P8">DEBUG:root: <text:s text:c="3"/>Available streamlines for this subject: 1242813</text:p>
      <text:p text:style-name="P8">DEBUG:root: <text:s text:c="3"/>Chunk_size was 256 but after verifying heaviness, keeping only 73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1: nb sampled streamlines subj 0 was <text:span text:style-name="T10">73</text:span></text:p>
      <text:p text:style-name="P8">DEBUG:root: <text:s text:c="3"/>Iteration for cycle # 3/inf.</text:p>
      <text:p text:style-name="P8">DEBUG:root: <text:s text:c="3"/>Available streamlines for this subject: 1242740</text:p>
      <text:p text:style-name="P8">DEBUG:root: <text:s text:c="3"/>Chunk_size was 256 but after verifying heaviness, keeping only 74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2: nb sampled streamlines subj 0 was <text:span text:style-name="T10">74</text:span></text:p>
      <text:p text:style-name="P8">DEBUG:root: <text:s text:c="3"/>Iteration for cycle # 4/inf.</text:p>
      <text:p text:style-name="P8">DEBUG:root: <text:s text:c="3"/>Available streamlines for this subject: 1242666</text:p>
      <text:p text:style-name="P8">DEBUG:root: <text:s text:c="3"/>Chunk_size was 256 but after verifying heaviness, keeping only 73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3: nb sampled streamlines subj 0 was <text:span text:style-name="T10">73</text:span></text:p>
      <text:p text:style-name="P8"/>
      <text:p text:style-name="P8"/>
      <text:p text:style-name="P8"/>
      <text:p text:style-name="P8"/>
      <text:p text:style-name="P8"/>
      <text:p text:style-name="P10">========= LAZY =========</text:p>
      <text:p text:style-name="P8"/>
      <text:p text:style-name="P8"/>
      <text:p text:style-name="P8">Initializing dataset...</text:p>
      <text:p text:style-name="P8"/>
      <text:p text:style-name="P9">INFO:root:Reading hdf file: <text:span text:style-name="T13">[my_path]</text:span>/derivatives//noArtefact/hdf5/ismrm2015_noArtefact_test.hdf5</text:p>
      <text:p text:style-name="P8">INFO:root:Database version: 1</text:p>
      <text:p text:style-name="P8">DEBUG:root:hdf_file (subject) keys for the training_subjs set are: ['ismrm2015_noArtefact']</text:p>
      <text:p text:style-name="P8">DEBUG:root:Groups of data are: ['input', 'streamlines']</text:p>
      <text:p text:style-name="P8">* Creating subject "ismrm2015_noArtefact": <text:s text:c="57"/></text:p>
      <text:p text:style-name="P8">* <text:s text:c="3"/>=&gt; Lazy: not loading data. Saving information. <text:span text:style-name="T11">Is hdf handle none? </text:span><text:span text:style-name="T14">Answer : </text:span><text:span text:style-name="T11">None <text:s text:c="2"/></text:span><text:s text:c="12"/></text:p>
      <text:p text:style-name="P8">* Adding already created subject to subjects_data_list <text:s text:c="45"/></text:p>
      <text:p text:style-name="P8"><text:s text:c="5"/>=&gt; Subj 0. Saving group informations as reference for the next subjects. <text:s text:c="22"/></text:p>
      <text:p text:style-name="P8"><text:s text:c="5"/>=&gt; Volume groups: ['input'] <text:s text:c="67"/></text:p>
      <text:p text:style-name="P8"><text:s text:c="5"/>=&gt; Group #0: feature size set to 36 <text:s text:c="59"/></text:p>
      <text:p text:style-name="P8">* <text:s text:c="3"/>Arranging streamlines per ID. <text:s text:c="65"/></text:p>
      <text:p text:style-name="P8">* <text:s text:c="3"/>Subject had 1242883 streamlines. <text:s text:c="62"/></text:p>
      <text:p text:style-name="P8">* Done <text:s text:c="93"/></text:p>
      <text:p text:style-name="P8">100%|████████████████████████████████████████████████████████████████| 1/1 [00:00&lt;00:00, 209.97it/s]</text:p>
      <text:p text:style-name="P8"/>
      <text:p text:style-name="P10">=============================Test with batch size 1000</text:p>
      <text:p text:style-name="P8">Initializing sampler...</text:p>
      <text:p text:style-name="P8">Initializing DataLoader</text:p>
      <text:p text:style-name="P8">&lt;torch.utils.data.dataloader.DataLoader object at 0x7f79c3d2fcc0&gt;</text:p>
      <text:p text:style-name="P8">DEBUG:root:********* Entering batch sampler iteration!</text:p>
      <text:p text:style-name="P8"><text:s text:c="10"/>Choosing out of 1242883 possible streamlines</text:p>
      <text:p text:style-name="P8">DEBUG:root: <text:s text:c="3"/>Sampled subjects for this batch: dict_keys([0])</text:p>
      <text:p text:style-name="P8">DEBUG:root: <text:s text:c="3"/>Iteration for cycle # 1/inf.</text:p>
      <text:p text:style-name="P8"><text:soft-page-break/>DEBUG:root: <text:s text:c="3"/>Available streamlines for this subject: 1242883</text:p>
      <text:p text:style-name="P8">DEBUG:root: <text:s text:c="3"/>Chunk_size was 256 but after verifying heaviness, keeping only 8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0: nb sampled streamlines subj 0 was <text:span text:style-name="T15">8</text:span></text:p>
      <text:p text:style-name="P8">DEBUG:root: <text:s text:c="3"/>Iteration for cycle # 2/inf.</text:p>
      <text:p text:style-name="P8">DEBUG:root: <text:s text:c="3"/>Available streamlines for this subject: 1242875</text:p>
      <text:p text:style-name="P8">DEBUG:root: <text:s text:c="3"/>Chunk_size was 256 but after verifying heaviness, keeping only 8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1: nb sampled streamlines subj 0 was <text:span text:style-name="T15">8</text:span></text:p>
      <text:p text:style-name="P8">DEBUG:root: <text:s text:c="3"/>Iteration for cycle # 3/inf.</text:p>
      <text:p text:style-name="P8">DEBUG:root: <text:s text:c="3"/>Available streamlines for this subject: 1242867</text:p>
      <text:p text:style-name="P8">DEBUG:root: <text:s text:c="3"/>Chunk_size was 256 but after verifying heaviness, keeping only 8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2: nb sampled streamlines subj 0 was <text:span text:style-name="T15">8</text:span></text:p>
      <text:p text:style-name="P8">DEBUG:root: <text:s text:c="3"/>Iteration for cycle # 4/inf.</text:p>
      <text:p text:style-name="P8">DEBUG:root: <text:s text:c="3"/>Available streamlines for this subject: 1242859</text:p>
      <text:p text:style-name="P8">DEBUG:root: <text:s text:c="3"/>Chunk_size was 256 but after verifying heaviness, keeping only 8 streamlines.</text:p>
      <text:p text:style-name="P8">DEBUG:root: <text:s text:c="3"/>Batch is big enough. Stopping loop.</text:p>
      <text:p text:style-name="P8">DEBUG:root: <text:s text:c="3"/>Finished loop on subjects. Now yielding.</text:p>
      <text:p text:style-name="P8"><text:s text:c="4"/>(If this was called through a dataloader, it should start using load_batch and even training </text:p>
      <text:p text:style-name="P8">on this batch while we prepare a batch for the next cycle, if any).</text:p>
      <text:p text:style-name="P8">Batch # 3: nb sampled streamlines subj 0 was <text:span text:style-name="T15">8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1:07:56.449398503</meta:creation-date>
    <dc:date>2021-09-03T11:33:59.898715993</dc:date>
    <meta:editing-duration>PT25M1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192" meta:word-count="1560" meta:character-count="12418" meta:non-whitespace-character-count="9527"/>
  </office:meta>
</office:document-meta>
</file>